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預設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預設" presentation:presentation-page-layout-name="AL1T0">
        <draw:frame draw:name="t" draw:style-name="gr1" draw:layer="layout" svg:width="0.001cm" svg:height="9.494cm" svg:x="0cm" svg:y="0cm">
          <draw:text-box>
            <text:p>Hello slide 1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預設">
        <draw:frame draw:name="t2" draw:style-name="gr1" draw:layer="layout" svg:width="0.001cm" svg:height="9.494cm" svg:x="0cm" svg:y="0cm">
          <draw:text-box>
            <text:p>Hello slide 2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TW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7"/>
    <meta:generator>LibreOffice/24.8.7.2$Linux_X86_64 LibreOffice_project/480$Build-2</meta:generator>
  </office:meta>
</office:document-meta>
</file>